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63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benchmark-results-x86_64-gtx1080-2016x1512" table:style-name="ta1">
        <table:table-column table:style-name="co1" table:default-cell-style-name="ce1"/>
        <table:table-column table:style-name="co2" table:number-columns-repeated="5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Time 1</text:p>
          </table:table-cell>
          <table:table-cell office:value-type="string" calcext:value-type="string">
            <text:p>Time 2</text:p>
          </table:table-cell>
          <table:table-cell office:value-type="string" calcext:value-type="string">
            <text:p>Time 3</text:p>
          </table:table-cell>
          <table:table-cell office:value-type="string" calcext:value-type="string">
            <text:p>Time 4</text:p>
          </table:table-cell>
          <table:table-cell office:value-type="string" calcext:value-type="string">
            <text:p>Time 5</text:p>
          </table:table-cell>
          <table:table-cell table:style-name="Default"/>
          <table:table-cell office:value-type="string" calcext:value-type="string">
            <text:p>Average</text:p>
          </table:table-cell>
          <table:table-cell office:value-type="string" calcext:value-type="string">
            <text:p>Without function call</text:p>
          </table:table-cell>
          <table:table-cell office:value-type="string" calcext:value-type="string">
            <text:p>Ops / sec</text:p>
          </table:table-cell>
        </table:table-row>
        <table:table-row table:style-name="ro1">
          <table:table-cell office:value-type="string" calcext:value-type="string">
            <text:p>Empty function</text:p>
          </table:table-cell>
          <table:table-cell office:value-type="float" office:value="0.0000000013712" calcext:value-type="float">
            <text:p>1.3712E-09</text:p>
          </table:table-cell>
          <table:table-cell office:value-type="float" office:value="0.0000000013676" calcext:value-type="float">
            <text:p>1.3676E-09</text:p>
          </table:table-cell>
          <table:table-cell office:value-type="float" office:value="0.000000001371" calcext:value-type="float">
            <text:p>1.371E-09</text:p>
          </table:table-cell>
          <table:table-cell office:value-type="float" office:value="0.0000000013696" calcext:value-type="float">
            <text:p>1.3696E-09</text:p>
          </table:table-cell>
          <table:table-cell office:value-type="float" office:value="0.000000001369" calcext:value-type="float">
            <text:p>1.369E-09</text:p>
          </table:table-cell>
          <table:table-cell table:formula="of:=SUM([.B2:.F2])" office:value-type="float" office:value="0.0000000068484" calcext:value-type="float">
            <text:p>6.8484E-09</text:p>
          </table:table-cell>
          <table:table-cell table:formula="of:=[.G2]/5" office:value-type="float" office:value="0.00000000136968" calcext:value-type="float">
            <text:p>1.36968E-09</text:p>
          </table:table-cell>
          <table:table-cell table:formula="of:=[.H2]-[.$H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mulate (large) </text:p>
          </table:table-cell>
          <table:table-cell office:value-type="float" office:value="0.000713805" calcext:value-type="float">
            <text:p>0.000713805</text:p>
          </table:table-cell>
          <table:table-cell office:value-type="float" office:value="0.000718827" calcext:value-type="float">
            <text:p>0.000718827</text:p>
          </table:table-cell>
          <table:table-cell office:value-type="float" office:value="0.000749239" calcext:value-type="float">
            <text:p>0.000749239</text:p>
          </table:table-cell>
          <table:table-cell office:value-type="float" office:value="0.000718777" calcext:value-type="float">
            <text:p>0.000718777</text:p>
          </table:table-cell>
          <table:table-cell office:value-type="float" office:value="0.0006901" calcext:value-type="float">
            <text:p>0.0006901</text:p>
          </table:table-cell>
          <table:table-cell table:formula="of:=SUM([.B3:.F3])" office:value-type="float" office:value="0.003590748" calcext:value-type="float">
            <text:p>0.003590748</text:p>
          </table:table-cell>
          <table:table-cell table:formula="of:=[.G3]/5" office:value-type="float" office:value="0.0007181496" calcext:value-type="float">
            <text:p>0.0007181496</text:p>
          </table:table-cell>
          <table:table-cell table:formula="of:=[.H3]-[.$H$2]" office:value-type="float" office:value="0.00071814823032" calcext:value-type="float">
            <text:p>0.0007181482</text:p>
          </table:table-cell>
          <table:table-cell table:formula="of:=1/[.I3]" office:value-type="float" office:value="1392.4701862099" calcext:value-type="float">
            <text:p>1392.4701862099</text:p>
          </table:table-cell>
        </table:table-row>
        <table:table-row table:style-name="ro1">
          <table:table-cell office:value-type="string" calcext:value-type="string">
            <text:p>Accumulate (small) </text:p>
          </table:table-cell>
          <table:table-cell office:value-type="float" office:value="0.0000147145" calcext:value-type="float">
            <text:p>1.47145E-05</text:p>
          </table:table-cell>
          <table:table-cell office:value-type="float" office:value="0.0000146935" calcext:value-type="float">
            <text:p>1.46935E-05</text:p>
          </table:table-cell>
          <table:table-cell office:value-type="float" office:value="0.0000146699" calcext:value-type="float">
            <text:p>1.46699E-05</text:p>
          </table:table-cell>
          <table:table-cell office:value-type="float" office:value="0.0000147061" calcext:value-type="float">
            <text:p>1.47061E-05</text:p>
          </table:table-cell>
          <table:table-cell office:value-type="float" office:value="0.000014733" calcext:value-type="float">
            <text:p>0.000014733</text:p>
          </table:table-cell>
          <table:table-cell table:formula="of:=SUM([.B4:.F4])" office:value-type="float" office:value="0.000073517" calcext:value-type="float">
            <text:p>0.000073517</text:p>
          </table:table-cell>
          <table:table-cell table:formula="of:=[.G4]/5" office:value-type="float" office:value="0.0000147034" calcext:value-type="float">
            <text:p>1.47034E-05</text:p>
          </table:table-cell>
          <table:table-cell table:formula="of:=[.H4]-[.$H$2]" office:value-type="float" office:value="0.00001470203032" calcext:value-type="float">
            <text:p>0.000014702</text:p>
          </table:table-cell>
          <table:table-cell table:formula="of:=1/[.I4]" office:value-type="float" office:value="68017.816467134" calcext:value-type="float">
            <text:p>68017.816467134</text:p>
          </table:table-cell>
        </table:table-row>
        <table:table-row table:style-name="ro1">
          <table:table-cell office:value-type="string" calcext:value-type="string">
            <text:p>Bitwise and (large) </text:p>
          </table:table-cell>
          <table:table-cell office:value-type="float" office:value="0.0002137" calcext:value-type="float">
            <text:p>0.0002137</text:p>
          </table:table-cell>
          <table:table-cell office:value-type="float" office:value="0.000212131" calcext:value-type="float">
            <text:p>0.000212131</text:p>
          </table:table-cell>
          <table:table-cell office:value-type="float" office:value="0.000210575" calcext:value-type="float">
            <text:p>0.000210575</text:p>
          </table:table-cell>
          <table:table-cell office:value-type="float" office:value="0.000216209" calcext:value-type="float">
            <text:p>0.000216209</text:p>
          </table:table-cell>
          <table:table-cell office:value-type="float" office:value="0.000205908" calcext:value-type="float">
            <text:p>0.000205908</text:p>
          </table:table-cell>
          <table:table-cell table:formula="of:=SUM([.B5:.F5])" office:value-type="float" office:value="0.001058523" calcext:value-type="float">
            <text:p>0.001058523</text:p>
          </table:table-cell>
          <table:table-cell table:formula="of:=[.G5]/5" office:value-type="float" office:value="0.0002117046" calcext:value-type="float">
            <text:p>0.0002117046</text:p>
          </table:table-cell>
          <table:table-cell table:formula="of:=[.H5]-[.$H$2]" office:value-type="float" office:value="0.00021170323032" calcext:value-type="float">
            <text:p>0.0002117032</text:p>
          </table:table-cell>
          <table:table-cell table:formula="of:=1/[.I5]" office:value-type="float" office:value="4723.59348739483" calcext:value-type="float">
            <text:p>4723.5934873948</text:p>
          </table:table-cell>
        </table:table-row>
        <table:table-row table:style-name="ro1">
          <table:table-cell office:value-type="string" calcext:value-type="string">
            <text:p>Bitwise and (small) </text:p>
          </table:table-cell>
          <table:table-cell office:value-type="float" office:value="0.00000424872" calcext:value-type="float">
            <text:p>4.24872E-06</text:p>
          </table:table-cell>
          <table:table-cell office:value-type="float" office:value="0.0000042314" calcext:value-type="float">
            <text:p>4.2314E-06</text:p>
          </table:table-cell>
          <table:table-cell office:value-type="float" office:value="0.00000423784" calcext:value-type="float">
            <text:p>4.23784E-06</text:p>
          </table:table-cell>
          <table:table-cell office:value-type="float" office:value="0.00000424588" calcext:value-type="float">
            <text:p>4.24588E-06</text:p>
          </table:table-cell>
          <table:table-cell office:value-type="float" office:value="0.00000423913" calcext:value-type="float">
            <text:p>4.23913E-06</text:p>
          </table:table-cell>
          <table:table-cell table:formula="of:=SUM([.B6:.F6])" office:value-type="float" office:value="0.00002120297" calcext:value-type="float">
            <text:p>0.000021203</text:p>
          </table:table-cell>
          <table:table-cell table:formula="of:=[.G6]/5" office:value-type="float" office:value="0.000004240594" calcext:value-type="float">
            <text:p>4.240594E-06</text:p>
          </table:table-cell>
          <table:table-cell table:formula="of:=[.H6]-[.$H$2]" office:value-type="float" office:value="0.00000423922432" calcext:value-type="float">
            <text:p>4.23922432E-06</text:p>
          </table:table-cell>
          <table:table-cell table:formula="of:=1/[.I6]" office:value-type="float" office:value="235892.211526094" calcext:value-type="float">
            <text:p>235892.211526094</text:p>
          </table:table-cell>
        </table:table-row>
        <table:table-row table:style-name="ro1">
          <table:table-cell office:value-type="string" calcext:value-type="string">
            <text:p>Blur image (large) </text:p>
          </table:table-cell>
          <table:table-cell office:value-type="float" office:value="0.0458281" calcext:value-type="float">
            <text:p>0.0458281</text:p>
          </table:table-cell>
          <table:table-cell office:value-type="float" office:value="0.0454688" calcext:value-type="float">
            <text:p>0.0454688</text:p>
          </table:table-cell>
          <table:table-cell office:value-type="float" office:value="0.0445025" calcext:value-type="float">
            <text:p>0.0445025</text:p>
          </table:table-cell>
          <table:table-cell office:value-type="float" office:value="0.0455514" calcext:value-type="float">
            <text:p>0.0455514</text:p>
          </table:table-cell>
          <table:table-cell office:value-type="float" office:value="0.0453651" calcext:value-type="float">
            <text:p>0.0453651</text:p>
          </table:table-cell>
          <table:table-cell table:formula="of:=SUM([.B7:.F7])" office:value-type="float" office:value="0.2267159" calcext:value-type="float">
            <text:p>0.2267159</text:p>
          </table:table-cell>
          <table:table-cell table:formula="of:=[.G7]/5" office:value-type="float" office:value="0.04534318" calcext:value-type="float">
            <text:p>0.04534318</text:p>
          </table:table-cell>
          <table:table-cell table:formula="of:=[.H7]-[.$H$2]" office:value-type="float" office:value="0.04534317863032" calcext:value-type="float">
            <text:p>0.0453431786</text:p>
          </table:table-cell>
          <table:table-cell table:formula="of:=1/[.I7]" office:value-type="float" office:value="22.0540339298428" calcext:value-type="float">
            <text:p>22.0540339298</text:p>
          </table:table-cell>
        </table:table-row>
        <table:table-row table:style-name="ro1">
          <table:table-cell office:value-type="string" calcext:value-type="string">
            <text:p>Blur image (small) </text:p>
          </table:table-cell>
          <table:table-cell office:value-type="float" office:value="0.00277799" calcext:value-type="float">
            <text:p>0.00277799</text:p>
          </table:table-cell>
          <table:table-cell office:value-type="float" office:value="0.00278767" calcext:value-type="float">
            <text:p>0.00278767</text:p>
          </table:table-cell>
          <table:table-cell office:value-type="float" office:value="0.00277836" calcext:value-type="float">
            <text:p>0.00277836</text:p>
          </table:table-cell>
          <table:table-cell office:value-type="float" office:value="0.0027777" calcext:value-type="float">
            <text:p>0.0027777</text:p>
          </table:table-cell>
          <table:table-cell office:value-type="float" office:value="0.00277818" calcext:value-type="float">
            <text:p>0.00277818</text:p>
          </table:table-cell>
          <table:table-cell table:formula="of:=SUM([.B8:.F8])" office:value-type="float" office:value="0.0138999" calcext:value-type="float">
            <text:p>0.0138999</text:p>
          </table:table-cell>
          <table:table-cell table:formula="of:=[.G8]/5" office:value-type="float" office:value="0.00277998" calcext:value-type="float">
            <text:p>0.00277998</text:p>
          </table:table-cell>
          <table:table-cell table:formula="of:=[.H8]-[.$H$2]" office:value-type="float" office:value="0.00277997863032" calcext:value-type="float">
            <text:p>0.0027799786</text:p>
          </table:table-cell>
          <table:table-cell table:formula="of:=1/[.I8]" office:value-type="float" office:value="359.714995321705" calcext:value-type="float">
            <text:p>359.7149953217</text:p>
          </table:table-cell>
        </table:table-row>
        <table:table-row table:style-name="ro1">
          <table:table-cell office:value-type="string" calcext:value-type="string">
            <text:p>Convert image to dlib (large) </text:p>
          </table:table-cell>
          <table:table-cell office:value-type="float" office:value="0.0000000500089" calcext:value-type="float">
            <text:p>0.00000005</text:p>
          </table:table-cell>
          <table:table-cell office:value-type="float" office:value="0.0000000499995" calcext:value-type="float">
            <text:p>0.00000005</text:p>
          </table:table-cell>
          <table:table-cell office:value-type="float" office:value="0.0000000500107" calcext:value-type="float">
            <text:p>0.00000005</text:p>
          </table:table-cell>
          <table:table-cell office:value-type="float" office:value="0.0000000501309" calcext:value-type="float">
            <text:p>5.01309E-08</text:p>
          </table:table-cell>
          <table:table-cell office:value-type="float" office:value="0.0000000500067" calcext:value-type="float">
            <text:p>0.00000005</text:p>
          </table:table-cell>
          <table:table-cell table:formula="of:=SUM([.B9:.F9])" office:value-type="float" office:value="0.0000002501567" calcext:value-type="float">
            <text:p>2.501567E-07</text:p>
          </table:table-cell>
          <table:table-cell table:formula="of:=[.G9]/5" office:value-type="float" office:value="0.00000005003134" calcext:value-type="float">
            <text:p>0.00000005</text:p>
          </table:table-cell>
          <table:table-cell table:formula="of:=[.H9]-[.$H$2]" office:value-type="float" office:value="0.00000004866166" calcext:value-type="float">
            <text:p>4.866166E-08</text:p>
          </table:table-cell>
          <table:table-cell table:formula="of:=1/[.I9]" office:value-type="float" office:value="20550059.3280213" calcext:value-type="float">
            <text:p>20550059.3280213</text:p>
          </table:table-cell>
        </table:table-row>
        <table:table-row table:style-name="ro1">
          <table:table-cell office:value-type="string" calcext:value-type="string">
            <text:p>Convert image to dlib (small) </text:p>
          </table:table-cell>
          <table:table-cell office:value-type="float" office:value="0.0000000495172" calcext:value-type="float">
            <text:p>4.95172E-08</text:p>
          </table:table-cell>
          <table:table-cell office:value-type="float" office:value="0.0000000495237" calcext:value-type="float">
            <text:p>4.95237E-08</text:p>
          </table:table-cell>
          <table:table-cell office:value-type="float" office:value="0.0000000494902" calcext:value-type="float">
            <text:p>4.94902E-08</text:p>
          </table:table-cell>
          <table:table-cell office:value-type="float" office:value="0.0000000494963" calcext:value-type="float">
            <text:p>4.94963E-08</text:p>
          </table:table-cell>
          <table:table-cell office:value-type="float" office:value="0.0000000495284" calcext:value-type="float">
            <text:p>4.95284E-08</text:p>
          </table:table-cell>
          <table:table-cell table:formula="of:=SUM([.B10:.F10])" office:value-type="float" office:value="0.0000002475558" calcext:value-type="float">
            <text:p>2.475558E-07</text:p>
          </table:table-cell>
          <table:table-cell table:formula="of:=[.G10]/5" office:value-type="float" office:value="0.00000004951116" calcext:value-type="float">
            <text:p>4.951116E-08</text:p>
          </table:table-cell>
          <table:table-cell table:formula="of:=[.H10]-[.$H$2]" office:value-type="float" office:value="0.00000004814148" calcext:value-type="float">
            <text:p>4.814148E-08</text:p>
          </table:table-cell>
          <table:table-cell table:formula="of:=1/[.I10]" office:value-type="float" office:value="20772107.5463405" calcext:value-type="float">
            <text:p>20772107.5463405</text:p>
          </table:table-cell>
        </table:table-row>
        <table:table-row table:style-name="ro1">
          <table:table-cell office:value-type="string" calcext:value-type="string">
            <text:p>Convert to float (large) </text:p>
          </table:table-cell>
          <table:table-cell office:value-type="float" office:value="0.000578288" calcext:value-type="float">
            <text:p>0.000578288</text:p>
          </table:table-cell>
          <table:table-cell office:value-type="float" office:value="0.000587602" calcext:value-type="float">
            <text:p>0.000587602</text:p>
          </table:table-cell>
          <table:table-cell office:value-type="float" office:value="0.000612819" calcext:value-type="float">
            <text:p>0.000612819</text:p>
          </table:table-cell>
          <table:table-cell office:value-type="float" office:value="0.000593258" calcext:value-type="float">
            <text:p>0.000593258</text:p>
          </table:table-cell>
          <table:table-cell office:value-type="float" office:value="0.000582264" calcext:value-type="float">
            <text:p>0.000582264</text:p>
          </table:table-cell>
          <table:table-cell table:formula="of:=SUM([.B11:.F11])" office:value-type="float" office:value="0.002954231" calcext:value-type="float">
            <text:p>0.002954231</text:p>
          </table:table-cell>
          <table:table-cell table:formula="of:=[.G11]/5" office:value-type="float" office:value="0.0005908462" calcext:value-type="float">
            <text:p>0.0005908462</text:p>
          </table:table-cell>
          <table:table-cell table:formula="of:=[.H11]-[.$H$2]" office:value-type="float" office:value="0.00059084483032" calcext:value-type="float">
            <text:p>0.0005908448</text:p>
          </table:table-cell>
          <table:table-cell table:formula="of:=1/[.I11]" office:value-type="float" office:value="1692.49174856688" calcext:value-type="float">
            <text:p>1692.4917485669</text:p>
          </table:table-cell>
        </table:table-row>
        <table:table-row table:style-name="ro1">
          <table:table-cell office:value-type="string" calcext:value-type="string">
            <text:p>Convert to float (small) </text:p>
          </table:table-cell>
          <table:table-cell office:value-type="float" office:value="0.0000131093" calcext:value-type="float">
            <text:p>1.31093E-05</text:p>
          </table:table-cell>
          <table:table-cell office:value-type="float" office:value="0.0000131554" calcext:value-type="float">
            <text:p>1.31554E-05</text:p>
          </table:table-cell>
          <table:table-cell office:value-type="float" office:value="0.0000135968" calcext:value-type="float">
            <text:p>1.35968E-05</text:p>
          </table:table-cell>
          <table:table-cell office:value-type="float" office:value="0.0000131809" calcext:value-type="float">
            <text:p>1.31809E-05</text:p>
          </table:table-cell>
          <table:table-cell office:value-type="float" office:value="0.0000132199" calcext:value-type="float">
            <text:p>1.32199E-05</text:p>
          </table:table-cell>
          <table:table-cell table:formula="of:=SUM([.B12:.F12])" office:value-type="float" office:value="0.0000662623" calcext:value-type="float">
            <text:p>6.62623E-05</text:p>
          </table:table-cell>
          <table:table-cell table:formula="of:=[.G12]/5" office:value-type="float" office:value="0.00001325246" calcext:value-type="float">
            <text:p>1.325246E-05</text:p>
          </table:table-cell>
          <table:table-cell table:formula="of:=[.H12]-[.$H$2]" office:value-type="float" office:value="0.00001325109032" calcext:value-type="float">
            <text:p>1.325109032E-05</text:p>
          </table:table-cell>
          <table:table-cell table:formula="of:=1/[.I12]" office:value-type="float" office:value="75465.4881863336" calcext:value-type="float">
            <text:p>75465.4881863336</text:p>
          </table:table-cell>
        </table:table-row>
        <table:table-row table:style-name="ro1">
          <table:table-cell office:value-type="string" calcext:value-type="string">
            <text:p>Dilate (large) </text:p>
          </table:table-cell>
          <table:table-cell office:value-type="float" office:value="0.000916384" calcext:value-type="float">
            <text:p>0.000916384</text:p>
          </table:table-cell>
          <table:table-cell office:value-type="float" office:value="0.000913714" calcext:value-type="float">
            <text:p>0.000913714</text:p>
          </table:table-cell>
          <table:table-cell office:value-type="float" office:value="0.00091289" calcext:value-type="float">
            <text:p>0.00091289</text:p>
          </table:table-cell>
          <table:table-cell office:value-type="float" office:value="0.000915341" calcext:value-type="float">
            <text:p>0.000915341</text:p>
          </table:table-cell>
          <table:table-cell office:value-type="float" office:value="0.000934765" calcext:value-type="float">
            <text:p>0.000934765</text:p>
          </table:table-cell>
          <table:table-cell table:formula="of:=SUM([.B13:.F13])" office:value-type="float" office:value="0.004593094" calcext:value-type="float">
            <text:p>0.004593094</text:p>
          </table:table-cell>
          <table:table-cell table:formula="of:=[.G13]/5" office:value-type="float" office:value="0.0009186188" calcext:value-type="float">
            <text:p>0.0009186188</text:p>
          </table:table-cell>
          <table:table-cell table:formula="of:=[.H13]-[.$H$2]" office:value-type="float" office:value="0.00091861743032" calcext:value-type="float">
            <text:p>0.0009186174</text:p>
          </table:table-cell>
          <table:table-cell table:formula="of:=1/[.I13]" office:value-type="float" office:value="1088.59245099633" calcext:value-type="float">
            <text:p>1088.5924509963</text:p>
          </table:table-cell>
        </table:table-row>
        <table:table-row table:style-name="ro1">
          <table:table-cell office:value-type="string" calcext:value-type="string">
            <text:p>Dilate (small) </text:p>
          </table:table-cell>
          <table:table-cell office:value-type="float" office:value="0.0000817861" calcext:value-type="float">
            <text:p>8.17861E-05</text:p>
          </table:table-cell>
          <table:table-cell office:value-type="float" office:value="0.0000818558" calcext:value-type="float">
            <text:p>8.18558E-05</text:p>
          </table:table-cell>
          <table:table-cell office:value-type="float" office:value="0.0000816373" calcext:value-type="float">
            <text:p>8.16373E-05</text:p>
          </table:table-cell>
          <table:table-cell office:value-type="float" office:value="0.0000818268" calcext:value-type="float">
            <text:p>8.18268E-05</text:p>
          </table:table-cell>
          <table:table-cell office:value-type="float" office:value="0.0000820876" calcext:value-type="float">
            <text:p>8.20876E-05</text:p>
          </table:table-cell>
          <table:table-cell table:formula="of:=SUM([.B14:.F14])" office:value-type="float" office:value="0.0004091936" calcext:value-type="float">
            <text:p>0.0004091936</text:p>
          </table:table-cell>
          <table:table-cell table:formula="of:=[.G14]/5" office:value-type="float" office:value="0.00008183872" calcext:value-type="float">
            <text:p>8.183872E-05</text:p>
          </table:table-cell>
          <table:table-cell table:formula="of:=[.H14]-[.$H$2]" office:value-type="float" office:value="0.00008183735032" calcext:value-type="float">
            <text:p>8.183735032E-05</text:p>
          </table:table-cell>
          <table:table-cell table:formula="of:=1/[.I14]" office:value-type="float" office:value="12219.3594500531" calcext:value-type="float">
            <text:p>12219.3594500531</text:p>
          </table:table-cell>
        </table:table-row>
        <table:table-row table:style-name="ro1">
          <table:table-cell office:value-type="string" calcext:value-type="string">
            <text:p>dlib correlation tracker update (large) </text:p>
          </table:table-cell>
          <table:table-cell office:value-type="float" office:value="0.0122884" calcext:value-type="float">
            <text:p>0.0122884</text:p>
          </table:table-cell>
          <table:table-cell office:value-type="float" office:value="0.0123111" calcext:value-type="float">
            <text:p>0.0123111</text:p>
          </table:table-cell>
          <table:table-cell office:value-type="float" office:value="0.0123236" calcext:value-type="float">
            <text:p>0.0123236</text:p>
          </table:table-cell>
          <table:table-cell office:value-type="float" office:value="0.0123345" calcext:value-type="float">
            <text:p>0.0123345</text:p>
          </table:table-cell>
          <table:table-cell office:value-type="float" office:value="0.012315" calcext:value-type="float">
            <text:p>0.012315</text:p>
          </table:table-cell>
          <table:table-cell table:formula="of:=SUM([.B15:.F15])" office:value-type="float" office:value="0.0615726" calcext:value-type="float">
            <text:p>0.0615726</text:p>
          </table:table-cell>
          <table:table-cell table:formula="of:=[.G15]/5" office:value-type="float" office:value="0.01231452" calcext:value-type="float">
            <text:p>0.01231452</text:p>
          </table:table-cell>
          <table:table-cell table:formula="of:=[.H15]-[.$H$2]" office:value-type="float" office:value="0.01231451863032" calcext:value-type="float">
            <text:p>0.0123145186</text:p>
          </table:table-cell>
          <table:table-cell table:formula="of:=1/[.I15]" office:value-type="float" office:value="81.2049605851312" calcext:value-type="float">
            <text:p>81.2049605851</text:p>
          </table:table-cell>
        </table:table-row>
        <table:table-row table:style-name="ro1">
          <table:table-cell office:value-type="string" calcext:value-type="string">
            <text:p>dlib correlation tracker update (small) </text:p>
          </table:table-cell>
          <table:table-cell office:value-type="float" office:value="0.00713869" calcext:value-type="float">
            <text:p>0.00713869</text:p>
          </table:table-cell>
          <table:table-cell office:value-type="float" office:value="0.00713897" calcext:value-type="float">
            <text:p>0.00713897</text:p>
          </table:table-cell>
          <table:table-cell office:value-type="float" office:value="0.0071504" calcext:value-type="float">
            <text:p>0.0071504</text:p>
          </table:table-cell>
          <table:table-cell office:value-type="float" office:value="0.00716137" calcext:value-type="float">
            <text:p>0.00716137</text:p>
          </table:table-cell>
          <table:table-cell office:value-type="float" office:value="0.00714202" calcext:value-type="float">
            <text:p>0.00714202</text:p>
          </table:table-cell>
          <table:table-cell table:formula="of:=SUM([.B16:.F16])" office:value-type="float" office:value="0.03573145" calcext:value-type="float">
            <text:p>0.03573145</text:p>
          </table:table-cell>
          <table:table-cell table:formula="of:=[.G16]/5" office:value-type="float" office:value="0.00714629" calcext:value-type="float">
            <text:p>0.00714629</text:p>
          </table:table-cell>
          <table:table-cell table:formula="of:=[.H16]-[.$H$2]" office:value-type="float" office:value="0.00714628863032" calcext:value-type="float">
            <text:p>0.0071462886</text:p>
          </table:table-cell>
          <table:table-cell table:formula="of:=1/[.I16]" office:value-type="float" office:value="139.932775141104" calcext:value-type="float">
            <text:p>139.9327751411</text:p>
          </table:table-cell>
        </table:table-row>
        <table:table-row table:style-name="ro1">
          <table:table-cell office:value-type="string" calcext:value-type="string">
            <text:p>dlib detect faces (large) </text:p>
          </table:table-cell>
          <table:table-cell office:value-type="float" office:value="0.424802" calcext:value-type="float">
            <text:p>0.424802</text:p>
          </table:table-cell>
          <table:table-cell office:value-type="float" office:value="0.425321" calcext:value-type="float">
            <text:p>0.425321</text:p>
          </table:table-cell>
          <table:table-cell office:value-type="float" office:value="0.429577" calcext:value-type="float">
            <text:p>0.429577</text:p>
          </table:table-cell>
          <table:table-cell office:value-type="float" office:value="0.426197" calcext:value-type="float">
            <text:p>0.426197</text:p>
          </table:table-cell>
          <table:table-cell office:value-type="float" office:value="0.429044" calcext:value-type="float">
            <text:p>0.429044</text:p>
          </table:table-cell>
          <table:table-cell table:formula="of:=SUM([.B17:.F17])" office:value-type="float" office:value="2.134941" calcext:value-type="float">
            <text:p>2.134941</text:p>
          </table:table-cell>
          <table:table-cell table:formula="of:=[.G17]/5" office:value-type="float" office:value="0.4269882" calcext:value-type="float">
            <text:p>0.4269882</text:p>
          </table:table-cell>
          <table:table-cell table:formula="of:=[.H17]-[.$H$2]" office:value-type="float" office:value="0.42698819863032" calcext:value-type="float">
            <text:p>0.4269881986</text:p>
          </table:table-cell>
          <table:table-cell table:formula="of:=1/[.I17]" office:value-type="float" office:value="2.34198510218261" calcext:value-type="float">
            <text:p>2.3419851022</text:p>
          </table:table-cell>
        </table:table-row>
        <table:table-row table:style-name="ro1">
          <table:table-cell office:value-type="string" calcext:value-type="string">
            <text:p>dlib detect faces (small) </text:p>
          </table:table-cell>
          <table:table-cell office:value-type="float" office:value="0.0283758" calcext:value-type="float">
            <text:p>0.0283758</text:p>
          </table:table-cell>
          <table:table-cell office:value-type="float" office:value="0.0284067" calcext:value-type="float">
            <text:p>0.0284067</text:p>
          </table:table-cell>
          <table:table-cell office:value-type="float" office:value="0.0285075" calcext:value-type="float">
            <text:p>0.0285075</text:p>
          </table:table-cell>
          <table:table-cell office:value-type="float" office:value="0.0284981" calcext:value-type="float">
            <text:p>0.0284981</text:p>
          </table:table-cell>
          <table:table-cell office:value-type="float" office:value="0.0284331" calcext:value-type="float">
            <text:p>0.0284331</text:p>
          </table:table-cell>
          <table:table-cell table:formula="of:=SUM([.B18:.F18])" office:value-type="float" office:value="0.1422212" calcext:value-type="float">
            <text:p>0.1422212</text:p>
          </table:table-cell>
          <table:table-cell table:formula="of:=[.G18]/5" office:value-type="float" office:value="0.02844424" calcext:value-type="float">
            <text:p>0.02844424</text:p>
          </table:table-cell>
          <table:table-cell table:formula="of:=[.H18]-[.$H$2]" office:value-type="float" office:value="0.02844423863032" calcext:value-type="float">
            <text:p>0.0284442386</text:p>
          </table:table-cell>
          <table:table-cell table:formula="of:=1/[.I18]" office:value-type="float" office:value="35.1565043802598" calcext:value-type="float">
            <text:p>35.1565043803</text:p>
          </table:table-cell>
        </table:table-row>
        <table:table-row table:style-name="ro1">
          <table:table-cell office:value-type="string" calcext:value-type="string">
            <text:p>Erode (large) </text:p>
          </table:table-cell>
          <table:table-cell office:value-type="float" office:value="0.000499044" calcext:value-type="float">
            <text:p>0.000499044</text:p>
          </table:table-cell>
          <table:table-cell office:value-type="float" office:value="0.000497851" calcext:value-type="float">
            <text:p>0.000497851</text:p>
          </table:table-cell>
          <table:table-cell office:value-type="float" office:value="0.000498697" calcext:value-type="float">
            <text:p>0.000498697</text:p>
          </table:table-cell>
          <table:table-cell office:value-type="float" office:value="0.000501115" calcext:value-type="float">
            <text:p>0.000501115</text:p>
          </table:table-cell>
          <table:table-cell office:value-type="float" office:value="0.000519442" calcext:value-type="float">
            <text:p>0.000519442</text:p>
          </table:table-cell>
          <table:table-cell table:formula="of:=SUM([.B19:.F19])" office:value-type="float" office:value="0.002516149" calcext:value-type="float">
            <text:p>0.002516149</text:p>
          </table:table-cell>
          <table:table-cell table:formula="of:=[.G19]/5" office:value-type="float" office:value="0.0005032298" calcext:value-type="float">
            <text:p>0.0005032298</text:p>
          </table:table-cell>
          <table:table-cell table:formula="of:=[.H19]-[.$H$2]" office:value-type="float" office:value="0.00050322843032" calcext:value-type="float">
            <text:p>0.0005032284</text:p>
          </table:table-cell>
          <table:table-cell table:formula="of:=1/[.I19]" office:value-type="float" office:value="1987.16912588604" calcext:value-type="float">
            <text:p>1987.1691258861</text:p>
          </table:table-cell>
        </table:table-row>
        <table:table-row table:style-name="ro1">
          <table:table-cell office:value-type="string" calcext:value-type="string">
            <text:p>Erode (small) </text:p>
          </table:table-cell>
          <table:table-cell office:value-type="float" office:value="0.0000403982" calcext:value-type="float">
            <text:p>4.03982E-05</text:p>
          </table:table-cell>
          <table:table-cell office:value-type="float" office:value="0.0000403786" calcext:value-type="float">
            <text:p>4.03786E-05</text:p>
          </table:table-cell>
          <table:table-cell office:value-type="float" office:value="0.0000406539" calcext:value-type="float">
            <text:p>4.06539E-05</text:p>
          </table:table-cell>
          <table:table-cell office:value-type="float" office:value="0.0000404337" calcext:value-type="float">
            <text:p>4.04337E-05</text:p>
          </table:table-cell>
          <table:table-cell office:value-type="float" office:value="0.00004052" calcext:value-type="float">
            <text:p>0.00004052</text:p>
          </table:table-cell>
          <table:table-cell table:formula="of:=SUM([.B20:.F20])" office:value-type="float" office:value="0.0002023844" calcext:value-type="float">
            <text:p>0.0002023844</text:p>
          </table:table-cell>
          <table:table-cell table:formula="of:=[.G20]/5" office:value-type="float" office:value="0.00004047688" calcext:value-type="float">
            <text:p>4.047688E-05</text:p>
          </table:table-cell>
          <table:table-cell table:formula="of:=[.H20]-[.$H$2]" office:value-type="float" office:value="0.00004047551032" calcext:value-type="float">
            <text:p>4.047551032E-05</text:p>
          </table:table-cell>
          <table:table-cell table:formula="of:=1/[.I20]" office:value-type="float" office:value="24706.2975140767" calcext:value-type="float">
            <text:p>24706.2975140767</text:p>
          </table:table-cell>
        </table:table-row>
        <table:table-row table:style-name="ro1">
          <table:table-cell office:value-type="string" calcext:value-type="string">
            <text:p>Extract face chip (large) </text:p>
          </table:table-cell>
          <table:table-cell office:value-type="float" office:value="0.00418063" calcext:value-type="float">
            <text:p>0.00418063</text:p>
          </table:table-cell>
          <table:table-cell office:value-type="float" office:value="0.00419517" calcext:value-type="float">
            <text:p>0.00419517</text:p>
          </table:table-cell>
          <table:table-cell office:value-type="float" office:value="0.00418419" calcext:value-type="float">
            <text:p>0.00418419</text:p>
          </table:table-cell>
          <table:table-cell office:value-type="float" office:value="0.00419973" calcext:value-type="float">
            <text:p>0.00419973</text:p>
          </table:table-cell>
          <table:table-cell office:value-type="float" office:value="0.00418396" calcext:value-type="float">
            <text:p>0.00418396</text:p>
          </table:table-cell>
          <table:table-cell table:formula="of:=SUM([.B21:.F21])" office:value-type="float" office:value="0.02094368" calcext:value-type="float">
            <text:p>0.02094368</text:p>
          </table:table-cell>
          <table:table-cell table:formula="of:=[.G21]/5" office:value-type="float" office:value="0.004188736" calcext:value-type="float">
            <text:p>0.004188736</text:p>
          </table:table-cell>
          <table:table-cell table:formula="of:=[.H21]-[.$H$2]" office:value-type="float" office:value="0.00418873463032" calcext:value-type="float">
            <text:p>0.0041887346</text:p>
          </table:table-cell>
          <table:table-cell table:formula="of:=1/[.I21]" office:value-type="float" office:value="238.735582044644" calcext:value-type="float">
            <text:p>238.7355820446</text:p>
          </table:table-cell>
        </table:table-row>
        <table:table-row table:style-name="ro1">
          <table:table-cell office:value-type="string" calcext:value-type="string">
            <text:p>Extract face chip (small) </text:p>
          </table:table-cell>
          <table:table-cell office:value-type="float" office:value="0.000498327" calcext:value-type="float">
            <text:p>0.000498327</text:p>
          </table:table-cell>
          <table:table-cell office:value-type="float" office:value="0.000498259" calcext:value-type="float">
            <text:p>0.000498259</text:p>
          </table:table-cell>
          <table:table-cell office:value-type="float" office:value="0.000498858" calcext:value-type="float">
            <text:p>0.000498858</text:p>
          </table:table-cell>
          <table:table-cell office:value-type="float" office:value="0.000498469" calcext:value-type="float">
            <text:p>0.000498469</text:p>
          </table:table-cell>
          <table:table-cell office:value-type="float" office:value="0.000498249" calcext:value-type="float">
            <text:p>0.000498249</text:p>
          </table:table-cell>
          <table:table-cell table:formula="of:=SUM([.B22:.F22])" office:value-type="float" office:value="0.002492162" calcext:value-type="float">
            <text:p>0.002492162</text:p>
          </table:table-cell>
          <table:table-cell table:formula="of:=[.G22]/5" office:value-type="float" office:value="0.0004984324" calcext:value-type="float">
            <text:p>0.0004984324</text:p>
          </table:table-cell>
          <table:table-cell table:formula="of:=[.H22]-[.$H$2]" office:value-type="float" office:value="0.00049843103032" calcext:value-type="float">
            <text:p>0.000498431</text:p>
          </table:table-cell>
          <table:table-cell table:formula="of:=1/[.I22]" office:value-type="float" office:value="2006.29563403784" calcext:value-type="float">
            <text:p>2006.2956340379</text:p>
          </table:table-cell>
        </table:table-row>
        <table:table-row table:style-name="ro1">
          <table:table-cell office:value-type="string" calcext:value-type="string">
            <text:p>Face descriptor</text:p>
          </table:table-cell>
          <table:table-cell office:value-type="float" office:value="0.00225651" calcext:value-type="float">
            <text:p>0.00225651</text:p>
          </table:table-cell>
          <table:table-cell office:value-type="float" office:value="0.00225873" calcext:value-type="float">
            <text:p>0.00225873</text:p>
          </table:table-cell>
          <table:table-cell office:value-type="float" office:value="0.00226044" calcext:value-type="float">
            <text:p>0.00226044</text:p>
          </table:table-cell>
          <table:table-cell office:value-type="float" office:value="0.00225907" calcext:value-type="float">
            <text:p>0.00225907</text:p>
          </table:table-cell>
          <table:table-cell office:value-type="float" office:value="0.00225641" calcext:value-type="float">
            <text:p>0.00225641</text:p>
          </table:table-cell>
          <table:table-cell table:formula="of:=SUM([.B23:.F23])" office:value-type="float" office:value="0.01129116" calcext:value-type="float">
            <text:p>0.01129116</text:p>
          </table:table-cell>
          <table:table-cell table:formula="of:=[.G23]/5" office:value-type="float" office:value="0.002258232" calcext:value-type="float">
            <text:p>0.002258232</text:p>
          </table:table-cell>
          <table:table-cell table:formula="of:=[.H23]-[.$H$2]" office:value-type="float" office:value="0.00225823063032" calcext:value-type="float">
            <text:p>0.0022582306</text:p>
          </table:table-cell>
          <table:table-cell table:formula="of:=1/[.I23]" office:value-type="float" office:value="442.824566531673" calcext:value-type="float">
            <text:p>442.8245665317</text:p>
          </table:table-cell>
        </table:table-row>
        <table:table-row table:style-name="ro1">
          <table:table-cell office:value-type="string" calcext:value-type="string">
            <text:p>Face landmarks (large) </text:p>
          </table:table-cell>
          <table:table-cell office:value-type="float" office:value="0.000872627" calcext:value-type="float">
            <text:p>0.000872627</text:p>
          </table:table-cell>
          <table:table-cell office:value-type="float" office:value="0.000870338" calcext:value-type="float">
            <text:p>0.000870338</text:p>
          </table:table-cell>
          <table:table-cell office:value-type="float" office:value="0.000878689" calcext:value-type="float">
            <text:p>0.000878689</text:p>
          </table:table-cell>
          <table:table-cell office:value-type="float" office:value="0.000882054" calcext:value-type="float">
            <text:p>0.000882054</text:p>
          </table:table-cell>
          <table:table-cell office:value-type="float" office:value="0.000870716" calcext:value-type="float">
            <text:p>0.000870716</text:p>
          </table:table-cell>
          <table:table-cell table:formula="of:=SUM([.B24:.F24])" office:value-type="float" office:value="0.004374424" calcext:value-type="float">
            <text:p>0.004374424</text:p>
          </table:table-cell>
          <table:table-cell table:formula="of:=[.G24]/5" office:value-type="float" office:value="0.0008748848" calcext:value-type="float">
            <text:p>0.0008748848</text:p>
          </table:table-cell>
          <table:table-cell table:formula="of:=[.H24]-[.$H$2]" office:value-type="float" office:value="0.00087488343032" calcext:value-type="float">
            <text:p>0.0008748834</text:p>
          </table:table-cell>
          <table:table-cell table:formula="of:=1/[.I24]" office:value-type="float" office:value="1143.00941741946" calcext:value-type="float">
            <text:p>1143.0094174195</text:p>
          </table:table-cell>
        </table:table-row>
        <table:table-row table:style-name="ro1">
          <table:table-cell office:value-type="string" calcext:value-type="string">
            <text:p>Face landmarks (small) </text:p>
          </table:table-cell>
          <table:table-cell office:value-type="float" office:value="0.000796745" calcext:value-type="float">
            <text:p>0.000796745</text:p>
          </table:table-cell>
          <table:table-cell office:value-type="float" office:value="0.000793297" calcext:value-type="float">
            <text:p>0.000793297</text:p>
          </table:table-cell>
          <table:table-cell office:value-type="float" office:value="0.000805997" calcext:value-type="float">
            <text:p>0.000805997</text:p>
          </table:table-cell>
          <table:table-cell office:value-type="float" office:value="0.000810694" calcext:value-type="float">
            <text:p>0.000810694</text:p>
          </table:table-cell>
          <table:table-cell office:value-type="float" office:value="0.000799158" calcext:value-type="float">
            <text:p>0.000799158</text:p>
          </table:table-cell>
          <table:table-cell table:formula="of:=SUM([.B25:.F25])" office:value-type="float" office:value="0.004005891" calcext:value-type="float">
            <text:p>0.004005891</text:p>
          </table:table-cell>
          <table:table-cell table:formula="of:=[.G25]/5" office:value-type="float" office:value="0.0008011782" calcext:value-type="float">
            <text:p>0.0008011782</text:p>
          </table:table-cell>
          <table:table-cell table:formula="of:=[.H25]-[.$H$2]" office:value-type="float" office:value="0.00080117683032" calcext:value-type="float">
            <text:p>0.0008011768</text:p>
          </table:table-cell>
          <table:table-cell table:formula="of:=1/[.I25]" office:value-type="float" office:value="1248.1639035924" calcext:value-type="float">
            <text:p>1248.1639035924</text:p>
          </table:table-cell>
        </table:table-row>
        <table:table-row table:style-name="ro1">
          <table:table-cell office:value-type="string" calcext:value-type="string">
            <text:p>Find contours (large) </text:p>
          </table:table-cell>
          <table:table-cell office:value-type="float" office:value="0.00293249" calcext:value-type="float">
            <text:p>0.00293249</text:p>
          </table:table-cell>
          <table:table-cell office:value-type="float" office:value="0.00294234" calcext:value-type="float">
            <text:p>0.00294234</text:p>
          </table:table-cell>
          <table:table-cell office:value-type="float" office:value="0.00293081" calcext:value-type="float">
            <text:p>0.00293081</text:p>
          </table:table-cell>
          <table:table-cell office:value-type="float" office:value="0.00294056" calcext:value-type="float">
            <text:p>0.00294056</text:p>
          </table:table-cell>
          <table:table-cell office:value-type="float" office:value="0.00292474" calcext:value-type="float">
            <text:p>0.00292474</text:p>
          </table:table-cell>
          <table:table-cell table:formula="of:=SUM([.B26:.F26])" office:value-type="float" office:value="0.01467094" calcext:value-type="float">
            <text:p>0.01467094</text:p>
          </table:table-cell>
          <table:table-cell table:formula="of:=[.G26]/5" office:value-type="float" office:value="0.002934188" calcext:value-type="float">
            <text:p>0.002934188</text:p>
          </table:table-cell>
          <table:table-cell table:formula="of:=[.H26]-[.$H$2]" office:value-type="float" office:value="0.00293418663032" calcext:value-type="float">
            <text:p>0.0029341866</text:p>
          </table:table-cell>
          <table:table-cell table:formula="of:=1/[.I26]" office:value-type="float" office:value="340.809950419187" calcext:value-type="float">
            <text:p>340.8099504192</text:p>
          </table:table-cell>
        </table:table-row>
        <table:table-row table:style-name="ro1">
          <table:table-cell office:value-type="string" calcext:value-type="string">
            <text:p>Find contours (small) </text:p>
          </table:table-cell>
          <table:table-cell office:value-type="float" office:value="0.000249025" calcext:value-type="float">
            <text:p>0.000249025</text:p>
          </table:table-cell>
          <table:table-cell office:value-type="float" office:value="0.000245666" calcext:value-type="float">
            <text:p>0.000245666</text:p>
          </table:table-cell>
          <table:table-cell office:value-type="float" office:value="0.00025477" calcext:value-type="float">
            <text:p>0.00025477</text:p>
          </table:table-cell>
          <table:table-cell office:value-type="float" office:value="0.000246447" calcext:value-type="float">
            <text:p>0.000246447</text:p>
          </table:table-cell>
          <table:table-cell office:value-type="float" office:value="0.000247263" calcext:value-type="float">
            <text:p>0.000247263</text:p>
          </table:table-cell>
          <table:table-cell table:formula="of:=SUM([.B27:.F27])" office:value-type="float" office:value="0.001243171" calcext:value-type="float">
            <text:p>0.001243171</text:p>
          </table:table-cell>
          <table:table-cell table:formula="of:=[.G27]/5" office:value-type="float" office:value="0.0002486342" calcext:value-type="float">
            <text:p>0.0002486342</text:p>
          </table:table-cell>
          <table:table-cell table:formula="of:=[.H27]-[.$H$2]" office:value-type="float" office:value="0.00024863283032" calcext:value-type="float">
            <text:p>0.0002486328</text:p>
          </table:table-cell>
          <table:table-cell table:formula="of:=1/[.I27]" office:value-type="float" office:value="4021.99499846003" calcext:value-type="float">
            <text:p>4021.99499846</text:p>
          </table:table-cell>
        </table:table-row>
        <table:table-row table:style-name="ro1">
          <table:table-cell office:value-type="string" calcext:value-type="string">
            <text:p>Frame difference (large) </text:p>
          </table:table-cell>
          <table:table-cell office:value-type="float" office:value="0.000789825" calcext:value-type="float">
            <text:p>0.000789825</text:p>
          </table:table-cell>
          <table:table-cell office:value-type="float" office:value="0.000814031" calcext:value-type="float">
            <text:p>0.000814031</text:p>
          </table:table-cell>
          <table:table-cell office:value-type="float" office:value="0.000810048" calcext:value-type="float">
            <text:p>0.000810048</text:p>
          </table:table-cell>
          <table:table-cell office:value-type="float" office:value="0.000801586" calcext:value-type="float">
            <text:p>0.000801586</text:p>
          </table:table-cell>
          <table:table-cell office:value-type="float" office:value="0.000770112" calcext:value-type="float">
            <text:p>0.000770112</text:p>
          </table:table-cell>
          <table:table-cell table:formula="of:=SUM([.B28:.F28])" office:value-type="float" office:value="0.003985602" calcext:value-type="float">
            <text:p>0.003985602</text:p>
          </table:table-cell>
          <table:table-cell table:formula="of:=[.G28]/5" office:value-type="float" office:value="0.0007971204" calcext:value-type="float">
            <text:p>0.0007971204</text:p>
          </table:table-cell>
          <table:table-cell table:formula="of:=[.H28]-[.$H$2]" office:value-type="float" office:value="0.00079711903032" calcext:value-type="float">
            <text:p>0.000797119</text:p>
          </table:table-cell>
          <table:table-cell table:formula="of:=1/[.I28]" office:value-type="float" office:value="1254.51778462566" calcext:value-type="float">
            <text:p>1254.5177846257</text:p>
          </table:table-cell>
        </table:table-row>
        <table:table-row table:style-name="ro1">
          <table:table-cell office:value-type="string" calcext:value-type="string">
            <text:p>Frame difference (small) </text:p>
          </table:table-cell>
          <table:table-cell office:value-type="float" office:value="0.0000235225" calcext:value-type="float">
            <text:p>2.35225E-05</text:p>
          </table:table-cell>
          <table:table-cell office:value-type="float" office:value="0.0000239828" calcext:value-type="float">
            <text:p>2.39828E-05</text:p>
          </table:table-cell>
          <table:table-cell office:value-type="float" office:value="0.0000227949" calcext:value-type="float">
            <text:p>2.27949E-05</text:p>
          </table:table-cell>
          <table:table-cell office:value-type="float" office:value="0.0000245092" calcext:value-type="float">
            <text:p>2.45092E-05</text:p>
          </table:table-cell>
          <table:table-cell office:value-type="float" office:value="0.0000239512" calcext:value-type="float">
            <text:p>2.39512E-05</text:p>
          </table:table-cell>
          <table:table-cell table:formula="of:=SUM([.B29:.F29])" office:value-type="float" office:value="0.0001187606" calcext:value-type="float">
            <text:p>0.0001187606</text:p>
          </table:table-cell>
          <table:table-cell table:formula="of:=[.G29]/5" office:value-type="float" office:value="0.00002375212" calcext:value-type="float">
            <text:p>2.375212E-05</text:p>
          </table:table-cell>
          <table:table-cell table:formula="of:=[.H29]-[.$H$2]" office:value-type="float" office:value="0.00002375075032" calcext:value-type="float">
            <text:p>2.375075032E-05</text:p>
          </table:table-cell>
          <table:table-cell table:formula="of:=1/[.I29]" office:value-type="float" office:value="42103.9329927157" calcext:value-type="float">
            <text:p>42103.9329927157</text:p>
          </table:table-cell>
        </table:table-row>
        <table:table-row table:style-name="ro1">
          <table:table-cell office:value-type="string" calcext:value-type="string">
            <text:p>Greyscale then resize image </text:p>
          </table:table-cell>
          <table:table-cell office:value-type="float" office:value="0.0046161" calcext:value-type="float">
            <text:p>0.0046161</text:p>
          </table:table-cell>
          <table:table-cell office:value-type="float" office:value="0.00463029" calcext:value-type="float">
            <text:p>0.00463029</text:p>
          </table:table-cell>
          <table:table-cell office:value-type="float" office:value="0.00443253" calcext:value-type="float">
            <text:p>0.00443253</text:p>
          </table:table-cell>
          <table:table-cell office:value-type="float" office:value="0.00453396" calcext:value-type="float">
            <text:p>0.00453396</text:p>
          </table:table-cell>
          <table:table-cell office:value-type="float" office:value="0.00450159" calcext:value-type="float">
            <text:p>0.00450159</text:p>
          </table:table-cell>
          <table:table-cell table:formula="of:=SUM([.B30:.F30])" office:value-type="float" office:value="0.02271447" calcext:value-type="float">
            <text:p>0.02271447</text:p>
          </table:table-cell>
          <table:table-cell table:formula="of:=[.G30]/5" office:value-type="float" office:value="0.004542894" calcext:value-type="float">
            <text:p>0.004542894</text:p>
          </table:table-cell>
          <table:table-cell table:formula="of:=[.H30]-[.$H$2]" office:value-type="float" office:value="0.00454289263032" calcext:value-type="float">
            <text:p>0.0045428926</text:p>
          </table:table-cell>
          <table:table-cell table:formula="of:=1/[.I30]" office:value-type="float" office:value="220.124066619105" calcext:value-type="float">
            <text:p>220.1240666191</text:p>
          </table:table-cell>
        </table:table-row>
        <table:table-row table:style-name="ro1">
          <table:table-cell office:value-type="string" calcext:value-type="string">
            <text:p>Norm2 (large) </text:p>
          </table:table-cell>
          <table:table-cell office:value-type="float" office:value="0.000203741" calcext:value-type="float">
            <text:p>0.000203741</text:p>
          </table:table-cell>
          <table:table-cell office:value-type="float" office:value="0.000210861" calcext:value-type="float">
            <text:p>0.000210861</text:p>
          </table:table-cell>
          <table:table-cell office:value-type="float" office:value="0.000219856" calcext:value-type="float">
            <text:p>0.000219856</text:p>
          </table:table-cell>
          <table:table-cell office:value-type="float" office:value="0.000218006" calcext:value-type="float">
            <text:p>0.000218006</text:p>
          </table:table-cell>
          <table:table-cell office:value-type="float" office:value="0.000206383" calcext:value-type="float">
            <text:p>0.000206383</text:p>
          </table:table-cell>
          <table:table-cell table:formula="of:=SUM([.B31:.F31])" office:value-type="float" office:value="0.001058847" calcext:value-type="float">
            <text:p>0.001058847</text:p>
          </table:table-cell>
          <table:table-cell table:formula="of:=[.G31]/5" office:value-type="float" office:value="0.0002117694" calcext:value-type="float">
            <text:p>0.0002117694</text:p>
          </table:table-cell>
          <table:table-cell table:formula="of:=[.H31]-[.$H$2]" office:value-type="float" office:value="0.00021176803032" calcext:value-type="float">
            <text:p>0.000211768</text:p>
          </table:table-cell>
          <table:table-cell table:formula="of:=1/[.I31]" office:value-type="float" office:value="4722.14809047859" calcext:value-type="float">
            <text:p>4722.1480904786</text:p>
          </table:table-cell>
        </table:table-row>
        <table:table-row table:style-name="ro1">
          <table:table-cell office:value-type="string" calcext:value-type="string">
            <text:p>Norm2 (small) </text:p>
          </table:table-cell>
          <table:table-cell office:value-type="float" office:value="0.00000940625" calcext:value-type="float">
            <text:p>9.40625E-06</text:p>
          </table:table-cell>
          <table:table-cell office:value-type="float" office:value="0.00000937473" calcext:value-type="float">
            <text:p>9.37473E-06</text:p>
          </table:table-cell>
          <table:table-cell office:value-type="float" office:value="0.00000962965" calcext:value-type="float">
            <text:p>9.62965E-06</text:p>
          </table:table-cell>
          <table:table-cell office:value-type="float" office:value="0.00000932596" calcext:value-type="float">
            <text:p>0.000009326</text:p>
          </table:table-cell>
          <table:table-cell office:value-type="float" office:value="0.00000934544" calcext:value-type="float">
            <text:p>9.34544E-06</text:p>
          </table:table-cell>
          <table:table-cell table:formula="of:=SUM([.B32:.F32])" office:value-type="float" office:value="0.00004708203" calcext:value-type="float">
            <text:p>0.000047082</text:p>
          </table:table-cell>
          <table:table-cell table:formula="of:=[.G32]/5" office:value-type="float" office:value="0.000009416406" calcext:value-type="float">
            <text:p>9.416406E-06</text:p>
          </table:table-cell>
          <table:table-cell table:formula="of:=[.H32]-[.$H$2]" office:value-type="float" office:value="0.00000941503632" calcext:value-type="float">
            <text:p>0.000009415</text:p>
          </table:table-cell>
          <table:table-cell table:formula="of:=1/[.I32]" office:value-type="float" office:value="106213.079377691" calcext:value-type="float">
            <text:p>106213.079377691</text:p>
          </table:table-cell>
        </table:table-row>
        <table:table-row table:style-name="ro1">
          <table:table-cell office:value-type="string" calcext:value-type="string">
            <text:p>OpenCV Detect faces (large) </text:p>
          </table:table-cell>
          <table:table-cell office:value-type="float" office:value="0.121638" calcext:value-type="float">
            <text:p>0.121638</text:p>
          </table:table-cell>
          <table:table-cell office:value-type="float" office:value="0.122021" calcext:value-type="float">
            <text:p>0.122021</text:p>
          </table:table-cell>
          <table:table-cell office:value-type="float" office:value="0.121771" calcext:value-type="float">
            <text:p>0.121771</text:p>
          </table:table-cell>
          <table:table-cell office:value-type="float" office:value="0.121651" calcext:value-type="float">
            <text:p>0.121651</text:p>
          </table:table-cell>
          <table:table-cell office:value-type="float" office:value="0.121827" calcext:value-type="float">
            <text:p>0.121827</text:p>
          </table:table-cell>
          <table:table-cell table:formula="of:=SUM([.B33:.F33])" office:value-type="float" office:value="0.608908" calcext:value-type="float">
            <text:p>0.608908</text:p>
          </table:table-cell>
          <table:table-cell table:formula="of:=[.G33]/5" office:value-type="float" office:value="0.1217816" calcext:value-type="float">
            <text:p>0.1217816</text:p>
          </table:table-cell>
          <table:table-cell table:formula="of:=[.H33]-[.$H$2]" office:value-type="float" office:value="0.12178159863032" calcext:value-type="float">
            <text:p>0.1217815986</text:p>
          </table:table-cell>
          <table:table-cell table:formula="of:=1/[.I33]" office:value-type="float" office:value="8.2114211937355" calcext:value-type="float">
            <text:p>8.2114211937</text:p>
          </table:table-cell>
        </table:table-row>
        <table:table-row table:style-name="ro1">
          <table:table-cell office:value-type="string" calcext:value-type="string">
            <text:p>OpenCV Detect faces (small) </text:p>
          </table:table-cell>
          <table:table-cell office:value-type="float" office:value="0.0120428" calcext:value-type="float">
            <text:p>0.0120428</text:p>
          </table:table-cell>
          <table:table-cell office:value-type="float" office:value="0.0120822" calcext:value-type="float">
            <text:p>0.0120822</text:p>
          </table:table-cell>
          <table:table-cell office:value-type="float" office:value="0.0125975" calcext:value-type="float">
            <text:p>0.0125975</text:p>
          </table:table-cell>
          <table:table-cell office:value-type="float" office:value="0.0118398" calcext:value-type="float">
            <text:p>0.0118398</text:p>
          </table:table-cell>
          <table:table-cell office:value-type="float" office:value="0.0125901" calcext:value-type="float">
            <text:p>0.0125901</text:p>
          </table:table-cell>
          <table:table-cell table:formula="of:=SUM([.B34:.F34])" office:value-type="float" office:value="0.0611524" calcext:value-type="float">
            <text:p>0.0611524</text:p>
          </table:table-cell>
          <table:table-cell table:formula="of:=[.G34]/5" office:value-type="float" office:value="0.01223048" calcext:value-type="float">
            <text:p>0.01223048</text:p>
          </table:table-cell>
          <table:table-cell table:formula="of:=[.H34]-[.$H$2]" office:value-type="float" office:value="0.01223047863032" calcext:value-type="float">
            <text:p>0.0122304786</text:p>
          </table:table-cell>
          <table:table-cell table:formula="of:=1/[.I34]" office:value-type="float" office:value="81.7629489594093" calcext:value-type="float">
            <text:p>81.7629489594</text:p>
          </table:table-cell>
        </table:table-row>
        <table:table-row table:style-name="ro1">
          <table:table-cell office:value-type="string" calcext:value-type="string">
            <text:p>Resize image </text:p>
          </table:table-cell>
          <table:table-cell office:value-type="float" office:value="0.0039395" calcext:value-type="float">
            <text:p>0.0039395</text:p>
          </table:table-cell>
          <table:table-cell office:value-type="float" office:value="0.00392296" calcext:value-type="float">
            <text:p>0.00392296</text:p>
          </table:table-cell>
          <table:table-cell office:value-type="float" office:value="0.00390872" calcext:value-type="float">
            <text:p>0.00390872</text:p>
          </table:table-cell>
          <table:table-cell office:value-type="float" office:value="0.00391483" calcext:value-type="float">
            <text:p>0.00391483</text:p>
          </table:table-cell>
          <table:table-cell office:value-type="float" office:value="0.00397752" calcext:value-type="float">
            <text:p>0.00397752</text:p>
          </table:table-cell>
          <table:table-cell table:formula="of:=SUM([.B35:.F35])" office:value-type="float" office:value="0.01966353" calcext:value-type="float">
            <text:p>0.01966353</text:p>
          </table:table-cell>
          <table:table-cell table:formula="of:=[.G35]/5" office:value-type="float" office:value="0.003932706" calcext:value-type="float">
            <text:p>0.003932706</text:p>
          </table:table-cell>
          <table:table-cell table:formula="of:=[.H35]-[.$H$2]" office:value-type="float" office:value="0.00393270463032" calcext:value-type="float">
            <text:p>0.0039327046</text:p>
          </table:table-cell>
          <table:table-cell table:formula="of:=1/[.I35]" office:value-type="float" office:value="254.277931856436" calcext:value-type="float">
            <text:p>254.2779318564</text:p>
          </table:table-cell>
        </table:table-row>
        <table:table-row table:style-name="ro1">
          <table:table-cell office:value-type="string" calcext:value-type="string">
            <text:p>Resize then greyscale image </text:p>
          </table:table-cell>
          <table:table-cell office:value-type="float" office:value="0.00406117" calcext:value-type="float">
            <text:p>0.00406117</text:p>
          </table:table-cell>
          <table:table-cell office:value-type="float" office:value="0.00405341" calcext:value-type="float">
            <text:p>0.00405341</text:p>
          </table:table-cell>
          <table:table-cell office:value-type="float" office:value="0.00405395" calcext:value-type="float">
            <text:p>0.00405395</text:p>
          </table:table-cell>
          <table:table-cell office:value-type="float" office:value="0.00401857" calcext:value-type="float">
            <text:p>0.00401857</text:p>
          </table:table-cell>
          <table:table-cell office:value-type="float" office:value="0.00407749" calcext:value-type="float">
            <text:p>0.00407749</text:p>
          </table:table-cell>
          <table:table-cell table:formula="of:=SUM([.B36:.F36])" office:value-type="float" office:value="0.02026459" calcext:value-type="float">
            <text:p>0.02026459</text:p>
          </table:table-cell>
          <table:table-cell table:formula="of:=[.G36]/5" office:value-type="float" office:value="0.004052918" calcext:value-type="float">
            <text:p>0.004052918</text:p>
          </table:table-cell>
          <table:table-cell table:formula="of:=[.H36]-[.$H$2]" office:value-type="float" office:value="0.00405291663032" calcext:value-type="float">
            <text:p>0.0040529166</text:p>
          </table:table-cell>
          <table:table-cell table:formula="of:=1/[.I36]" office:value-type="float" office:value="246.735892004037" calcext:value-type="float">
            <text:p>246.735892004</text:p>
          </table:table-cell>
        </table:table-row>
        <table:table-row table:style-name="ro1">
          <table:table-cell office:value-type="string" calcext:value-type="string">
            <text:p>Sum (large) </text:p>
          </table:table-cell>
          <table:table-cell office:value-type="float" office:value="0.00010651" calcext:value-type="float">
            <text:p>0.00010651</text:p>
          </table:table-cell>
          <table:table-cell office:value-type="float" office:value="0.00010594" calcext:value-type="float">
            <text:p>0.00010594</text:p>
          </table:table-cell>
          <table:table-cell office:value-type="float" office:value="0.000104939" calcext:value-type="float">
            <text:p>0.000104939</text:p>
          </table:table-cell>
          <table:table-cell office:value-type="float" office:value="0.000106678" calcext:value-type="float">
            <text:p>0.000106678</text:p>
          </table:table-cell>
          <table:table-cell office:value-type="float" office:value="0.000102807" calcext:value-type="float">
            <text:p>0.000102807</text:p>
          </table:table-cell>
          <table:table-cell table:formula="of:=SUM([.B37:.F37])" office:value-type="float" office:value="0.000526874" calcext:value-type="float">
            <text:p>0.000526874</text:p>
          </table:table-cell>
          <table:table-cell table:formula="of:=[.G37]/5" office:value-type="float" office:value="0.0001053748" calcext:value-type="float">
            <text:p>0.0001053748</text:p>
          </table:table-cell>
          <table:table-cell table:formula="of:=[.H37]-[.$H$2]" office:value-type="float" office:value="0.00010537343032" calcext:value-type="float">
            <text:p>0.0001053734</text:p>
          </table:table-cell>
          <table:table-cell table:formula="of:=1/[.I37]" office:value-type="float" office:value="9490.05832839627" calcext:value-type="float">
            <text:p>9490.0583283963</text:p>
          </table:table-cell>
        </table:table-row>
        <table:table-row table:style-name="ro1">
          <table:table-cell office:value-type="string" calcext:value-type="string">
            <text:p>Sum (small) </text:p>
          </table:table-cell>
          <table:table-cell office:value-type="float" office:value="0.00000194304" calcext:value-type="float">
            <text:p>0.000001943</text:p>
          </table:table-cell>
          <table:table-cell office:value-type="float" office:value="0.00000192857" calcext:value-type="float">
            <text:p>1.92857E-06</text:p>
          </table:table-cell>
          <table:table-cell office:value-type="float" office:value="0.00000191988" calcext:value-type="float">
            <text:p>1.91988E-06</text:p>
          </table:table-cell>
          <table:table-cell office:value-type="float" office:value="0.0000019225" calcext:value-type="float">
            <text:p>1.9225E-06</text:p>
          </table:table-cell>
          <table:table-cell office:value-type="float" office:value="0.0000019241" calcext:value-type="float">
            <text:p>1.9241E-06</text:p>
          </table:table-cell>
          <table:table-cell table:formula="of:=SUM([.B38:.F38])" office:value-type="float" office:value="0.00000963809" calcext:value-type="float">
            <text:p>9.63809E-06</text:p>
          </table:table-cell>
          <table:table-cell table:formula="of:=[.G38]/5" office:value-type="float" office:value="0.000001927618" calcext:value-type="float">
            <text:p>1.927618E-06</text:p>
          </table:table-cell>
          <table:table-cell table:formula="of:=[.H38]-[.$H$2]" office:value-type="float" office:value="0.00000192624832" calcext:value-type="float">
            <text:p>1.92624832E-06</text:p>
          </table:table-cell>
          <table:table-cell table:formula="of:=1/[.I38]" office:value-type="float" office:value="519143.866144942" calcext:value-type="float">
            <text:p>519143.866144942</text:p>
          </table:table-cell>
        </table:table-row>
        <table:table-row table:style-name="ro1">
          <table:table-cell office:value-type="string" calcext:value-type="string">
            <text:p>Threshold (large) </text:p>
          </table:table-cell>
          <table:table-cell office:value-type="float" office:value="0.0000507179" calcext:value-type="float">
            <text:p>5.07179E-05</text:p>
          </table:table-cell>
          <table:table-cell office:value-type="float" office:value="0.0000460261" calcext:value-type="float">
            <text:p>4.60261E-05</text:p>
          </table:table-cell>
          <table:table-cell office:value-type="float" office:value="0.000045347" calcext:value-type="float">
            <text:p>0.000045347</text:p>
          </table:table-cell>
          <table:table-cell office:value-type="float" office:value="0.0000574318" calcext:value-type="float">
            <text:p>5.74318E-05</text:p>
          </table:table-cell>
          <table:table-cell office:value-type="float" office:value="0.000046854" calcext:value-type="float">
            <text:p>0.000046854</text:p>
          </table:table-cell>
          <table:table-cell table:formula="of:=SUM([.B39:.F39])" office:value-type="float" office:value="0.0002463768" calcext:value-type="float">
            <text:p>0.0002463768</text:p>
          </table:table-cell>
          <table:table-cell table:formula="of:=[.G39]/5" office:value-type="float" office:value="0.00004927536" calcext:value-type="float">
            <text:p>4.927536E-05</text:p>
          </table:table-cell>
          <table:table-cell table:formula="of:=[.H39]-[.$H$2]" office:value-type="float" office:value="0.00004927399032" calcext:value-type="float">
            <text:p>0.000049274</text:p>
          </table:table-cell>
          <table:table-cell table:formula="of:=1/[.I39]" office:value-type="float" office:value="20294.6827221766" calcext:value-type="float">
            <text:p>20294.6827221766</text:p>
          </table:table-cell>
        </table:table-row>
        <table:table-row table:style-name="ro1">
          <table:table-cell office:value-type="string" calcext:value-type="string">
            <text:p>Threshold (small) </text:p>
          </table:table-cell>
          <table:table-cell office:value-type="float" office:value="0.0000246507" calcext:value-type="float">
            <text:p>2.46507E-05</text:p>
          </table:table-cell>
          <table:table-cell office:value-type="float" office:value="0.0000212853" calcext:value-type="float">
            <text:p>2.12853E-05</text:p>
          </table:table-cell>
          <table:table-cell office:value-type="float" office:value="0.0000237174" calcext:value-type="float">
            <text:p>2.37174E-05</text:p>
          </table:table-cell>
          <table:table-cell office:value-type="float" office:value="0.0000232571" calcext:value-type="float">
            <text:p>2.32571E-05</text:p>
          </table:table-cell>
          <table:table-cell office:value-type="float" office:value="0.0000230188" calcext:value-type="float">
            <text:p>2.30188E-05</text:p>
          </table:table-cell>
          <table:table-cell table:formula="of:=SUM([.B40:.F40])" office:value-type="float" office:value="0.0001159293" calcext:value-type="float">
            <text:p>0.0001159293</text:p>
          </table:table-cell>
          <table:table-cell table:formula="of:=[.G40]/5" office:value-type="float" office:value="0.00002318586" calcext:value-type="float">
            <text:p>2.318586E-05</text:p>
          </table:table-cell>
          <table:table-cell table:formula="of:=[.H40]-[.$H$2]" office:value-type="float" office:value="0.00002318449032" calcext:value-type="float">
            <text:p>2.318449032E-05</text:p>
          </table:table-cell>
          <table:table-cell table:formula="of:=1/[.I40]" office:value-type="float" office:value="43132.2830995062" calcext:value-type="float">
            <text:p>43132.28309950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1">00/00/0000</text:date>, <text:time style:data-style-name="N2" text:time-value="11:40:45.5637823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1T11:41:28.313560856</dc:date>
    <meta:editing-duration>PT3M20S</meta:editing-duration>
    <meta:editing-cycles>2</meta:editing-cycles>
    <meta:generator>LibreOffice/5.1.6.2$Linux_X86_64 LibreOffice_project/10m0$Build-2</meta:generator>
    <meta:document-statistic meta:table-count="1" meta:cell-count="398" meta:object-count="0"/>
  </office:meta>
</office:document-meta>
</file>